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5b7" officeooo:paragraph-rsid="001bf5b7"/>
    </style:style>
    <style:style style:name="P2" style:family="paragraph" style:parent-style-name="Standard" style:list-style-name="L3">
      <style:text-properties officeooo:rsid="001bf5b7" officeooo:paragraph-rsid="001bf5b7"/>
    </style:style>
    <style:style style:name="P3" style:family="paragraph" style:parent-style-name="Standard">
      <style:text-properties officeooo:paragraph-rsid="001bf5b7"/>
    </style:style>
    <style:style style:name="P4" style:family="paragraph" style:parent-style-name="Standard">
      <style:text-properties fo:font-size="16pt" fo:font-weight="bold" officeooo:rsid="001bf5b7" officeooo:paragraph-rsid="001bf5b7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c2265" officeooo:paragraph-rsid="001c2265"/>
    </style:style>
    <style:style style:name="P6" style:family="paragraph" style:parent-style-name="Standard" style:list-style-name="L4">
      <style:text-properties officeooo:rsid="001c2265" officeooo:paragraph-rsid="001c2265"/>
    </style:style>
    <style:style style:name="P7" style:family="paragraph" style:parent-style-name="Standard" style:list-style-name="L2">
      <style:text-properties fo:color="#21409a" officeooo:rsid="001bf5b7" officeooo:paragraph-rsid="001bf5b7"/>
    </style:style>
    <style:style style:name="P8" style:family="paragraph" style:parent-style-name="Standard" style:list-style-name="L3">
      <style:text-properties fo:color="#21409a" officeooo:rsid="001bf5b7" officeooo:paragraph-rsid="001bf5b7"/>
    </style:style>
    <style:style style:name="P9" style:family="paragraph" style:parent-style-name="Standard" style:list-style-name="L1">
      <style:text-properties fo:color="#21409a" officeooo:paragraph-rsid="001bf5b7"/>
    </style:style>
    <style:style style:name="P10" style:family="paragraph" style:parent-style-name="Text_20_body">
      <style:text-properties officeooo:rsid="001bf5b7" officeooo:paragraph-rsid="001bf5b7"/>
    </style:style>
    <style:style style:name="P11" style:family="paragraph" style:parent-style-name="Preformatted_20_Text" style:list-style-name="L1">
      <style:paragraph-properties fo:margin-top="0in" fo:margin-bottom="0.1965in" loext:contextual-spacing="false"/>
      <style:text-properties officeooo:rsid="001bf5b7" officeooo:paragraph-rsid="001bf5b7"/>
    </style:style>
    <style:style style:name="P12" style:family="paragraph" style:parent-style-name="Preformatted_20_Text" style:list-style-name="L1">
      <style:paragraph-properties fo:margin-top="0in" fo:margin-bottom="0.1965in" loext:contextual-spacing="false"/>
      <style:text-properties fo:color="#21409a"/>
    </style:style>
    <style:style style:name="T1" style:family="text">
      <style:text-properties officeooo:rsid="001bf5b7"/>
    </style:style>
    <style:style style:name="T2" style:family="text">
      <style:text-properties officeooo:rsid="001c2265"/>
    </style:style>
    <style:style style:name="T3" style:family="text">
      <style:text-properties fo:color="#21409a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 gradient_damage on Ubuntu:</text:p>
      <text:p text:style-name="P4"/>
      <text:p text:style-name="P1"/>
      <text:p text:style-name="P1"/>
      <text:p text:style-name="P10">1. To install FEniCS on Ubuntu, run the following commands:</text:p>
      <text:list xml:id="list491096888" text:style-name="L2">
        <text:list-item>
          <text:p text:style-name="P7">sudo apt-get install software-properties-common</text:p>
        </text:list-item>
        <text:list-item>
          <text:p text:style-name="P7">sudo add-apt-repository ppa:fenics-packages/fenics</text:p>
        </text:list-item>
        <text:list-item>
          <text:p text:style-name="P7">sudo apt-get update</text:p>
        </text:list-item>
        <text:list-item>
          <text:p text:style-name="P7">sudo apt-get install --no-install-recommends fenics</text:p>
        </text:list-item>
        <text:list-item>
          <text:p text:style-name="P7">sudo apt-get dist-upgrade</text:p>
        </text:list-item>
      </text:list>
      <text:p text:style-name="P1"/>
      <text:p text:style-name="P3"><text:span text:style-name="T1">2. Download the gradient damage: </text:span><text:span text:style-name="T3">git clone https://bitbucket.org/cmaurini/gradient-damage.git</text:span></text:p>
      <text:p text:style-name="P3"><text:span text:style-name="T1">3. </text:span><text:span text:style-name="T3">cd gradient-damage</text:span></text:p>
      <text:p text:style-name="P1">4. change the python path (pwd: present working <text:span text:style-name="T2">directory</text:span>)</text:p>
      <text:list xml:id="list1997452722" text:style-name="L3">
        <text:list-item>
          <text:p text:style-name="P8"><text:span text:style-name="T2">E</text:span>xport PYTHONPATH=$(pwd):$PYTHONPATH</text:p>
        </text:list-item>
        <text:list-item>
          <text:p text:style-name="P2"><text:s/><text:span text:style-name="T2">C</text:span>heck the PYTHON path: <text:span text:style-name="T3">echo $PYTHONPATH</text:span></text:p>
        </text:list-item>
      </text:list>
      <text:p text:style-name="P5">5. Add the PYTHON path to bashrc permanently:</text:p>
      <text:list xml:id="list1000786455" text:style-name="L4">
        <text:list-item>
          <text:p text:style-name="P6">Edit bashrc: <text:span text:style-name="T3">gedit ~/.bashrc</text:span></text:p>
        </text:list-item>
        <text:list-item>
          <text:p text:style-name="P6">Add the line to end of the file and save it: <text:s/><text:span text:style-name="T3">export PYTHONPATH=/home/user/gradient-damage:$PYTHONPATH</text:span></text:p>
        </text:list-item>
        <text:list-item>
          <text:p text:style-name="P6">Comment: /home/user/gradient-damage is the location of the folder contains the gradient damage classes (problem, material, and...)</text:p>
        </text:list-item>
      </text:list>
      <text:p text:style-name="P1"/>
      <text:p text:style-name="P3"><text:span text:style-name="T2">6. install gmsh:</text:span></text:p>
      <text:list xml:id="list2237425114" text:style-name="L1">
        <text:list-item>
          <text:p text:style-name="P9">sudo apt-get update</text:p>
        </text:list-item>
        <text:list-item>
          <text:p text:style-name="P12">sudo apt-get install gmsh</text:p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21:20:25.657661966</meta:creation-date>
    <dc:date>2018-04-12T21:59:12.714551338</dc:date>
    <meta:editing-duration>PT38M47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19" meta:word-count="124" meta:character-count="922" meta:non-whitespace-character-count="828"/>
  </office:meta>
</office:document-meta>
</file>